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71000000EFC301210358F701D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6929in" svg:height="3.589in" draw:z-index="0"><draw:image xlink:href="https://www.catizz.com/medias/common/miaulement%20chat%20.jpg" xlink:type="simple" xlink:show="embed" xlink:actuate="onLoad" loext:mime-type="image/png"/><svg:title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1:14:58.065610901</meta:creation-date>
    <dc:date>2018-10-11T11:15:40.796270938</dc:date>
    <meta:editing-duration>PT44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0.3.2$Linux_X86_64 LibreOffice_project/00m0$Build-2</meta:generator>
  </office:meta>
</office:document-meta>
</file>